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ós utilizaremos o Ruby on Rails pois há integrantes do grupo que estão aprendendo á utilizar no estágio, e o grupo todo mostrou interesse pelo rails, já que o php que foi sugerido foi negado pelo professor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